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22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1YR_B07002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edian age -- - Tota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edian age -- -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edian age -- - Total: - Same house 1 year ago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edian age -- - Total: - Same house 1 year ago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edian age -- - Total: - Moved within same municipio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edian age -- - Total: - Moved within same municipio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edian age -- - Total: - Moved from different municipio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edian age -- - Total: - Moved from different municipio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edian age -- - Total: - Moved from the United States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edian age -- - Total: - Moved from the United States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edian age -- - Total: - Moved from elsewher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edian age -- - Total: - Moved from elsew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